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590000015FC63A781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fo:margin-left="0in" fo:margin-right="0in" style:vertical-pos="top" style:vertical-rel="baseline" fo:padding="0.0102in" fo:border="none" style:mirror="none" fo:clip="rect(0in, 0in, 0in, 0.0772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Picture 1" text:anchor-type="as-char" svg:width="6.311in" svg:height="2.6102in" draw:z-index="0"><draw:image xlink:href="Pictures/10000000000003590000015FC63A781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rry Minemyer</meta:initial-creator>
    <meta:creation-date>2015-01-03T15:25:24.42</meta:creation-date>
    <meta:document-statistic meta:table-count="0" meta:image-count="1" meta:object-count="0" meta:page-count="1" meta:paragraph-count="1" meta:word-count="0" meta:character-count="1"/>
    <dc:date>2015-01-03T15:25:54.99</dc:date>
    <dc:creator>Barry Minemyer</dc:creator>
    <meta:editing-duration>PT30S</meta:editing-duration>
    <meta:editing-cycles>1</meta:editing-cycles>
    <meta:generator>OpenOffice/4.1.1$Win32 OpenOffice.org_project/411m6$Build-9775</meta:generator>
  </office:meta>
</office:document-meta>
</file>